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78791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99bc5" officeooo:paragraph-rsid="00299bc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Hanging_20_indent" style:master-page-name="">
      <style:paragraph-properties fo:margin-left="0.198in" fo:margin-right="0in" fo:margin-top="0in" fo:margin-bottom="0in" loext:contextual-spacing="false" fo:text-indent="-0.1965in" style:auto-text-indent="false" style:page-number="auto"/>
      <style:text-properties officeooo:paragraph-rsid="00278791"/>
    </style:style>
    <style:style style:name="P6" style:family="paragraph" style:parent-style-name="Hanging_20_indent">
      <style:paragraph-properties fo:margin-left="0.198in" fo:margin-right="0in" fo:margin-top="0in" fo:margin-bottom="0in" loext:contextual-spacing="false" fo:text-indent="-0.1965in" style:auto-text-indent="false"/>
      <style:text-properties officeooo:paragraph-rsid="00278791"/>
    </style:style>
    <style:style style:name="P7" style:family="paragraph" style:parent-style-name="Standard">
      <style:text-properties officeooo:rsid="00278791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tyle="normal" fo:font-weight="normal" officeooo:rsid="00278791" officeooo:paragraph-rsid="002a6597" style:font-style-asian="normal" style:font-weight-asian="normal" style:font-style-complex="normal" style:font-weight-complex="normal"/>
    </style:style>
    <style:style style:name="T1" style:family="text">
      <style:text-properties officeooo:rsid="00191d17"/>
    </style:style>
    <style:style style:name="T2" style:family="text">
      <style:text-properties officeooo:rsid="001baccc"/>
    </style:style>
    <style:style style:name="T3" style:family="text">
      <style:text-properties officeooo:rsid="00278791"/>
    </style:style>
    <style:style style:name="T4" style:family="text">
      <style:text-properties officeooo:rsid="002947f5"/>
    </style:style>
    <style:style style:name="T5" style:family="text">
      <style:text-properties officeooo:rsid="002a65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fm_<text:span text:style-name="T3">write</text:span> can <text:span text:style-name="T3">write an emulator file to a disk drive. I got it to the state I could write the disk I needed but it is not a finished program. Currently it can only write an entire disk at once. It will pick up number of cylinders and heads to write from emulator file. <text:s/>To change other <text:s/>parameters <text:s/>such as write precomensation cylinder you need to edit mfm_write.c main routine to set the parameters for your drive. I have not fixed command line parsing.</text:span></text:p>
      <text:p text:style-name="P6"><text:s/></text:p>
      <text:p text:style-name="P7">These command line options will be supported at some time along with options for setting the write precompensation. Currently only emulation_file, version, and quiet work. Emulation_file must be specified.</text:p>
      <text:p text:style-name="Standard"/>
      <text:p text:style-name="Standard">--begin_time -b #</text:p>
      <text:p text:style-name="P4">The number of nanoseconds to delay from index to start reading track</text:p>
      <text:p text:style-name="Standard">--cylinders <text:s/>-c #</text:p>
      <text:p text:style-name="P4">The number of cylinders.</text:p>
      <text:p text:style-name="P1">--drive <text:s/>-<text:span text:style-name="T2">d</text:span> #</text:p>
      <text:p text:style-name="P4">Drive number to select for reading. Only valid for read command. <text:span text:style-name="T1">Drives are number 1 to 4. </text:span></text:p>
      <text:p text:style-name="P1">--emulation_file -m filename</text:p>
      <text:p text:style-name="P4">File name to write emulation bit data to. No file created if not specified</text:p>
      <text:p text:style-name="Standard">--heads <text:s/>-h #</text:p>
      <text:p text:style-name="P4">The number of heads.</text:p>
      <text:p text:style-name="Standard">--quiet <text:s/>-q #h</text:p>
      <text:p text:style-name="P4">Bit mask to select which messages don't print. 0 is print all messages. Default is 1 (no debug messages). Higher bits are more important messages in general.</text:p>
      <text:p text:style-name="Standard">--unbuffered_seek <text:s/>-u</text:p>
      <text:p text:style-name="P4">Use unbuffered/ST506 seeks. Default is buffered/ST412.</text:p>
      <text:p text:style-name="P1">--version -v</text:p>
      <text:p text:style-name="P4">Print program version number.</text:p>
      <text:p text:style-name="Standard"/>
      <text:p text:style-name="P8">To work mfm_read-00A0.dts <text:span text:style-name="T5">for revision A or B boards or </text:span>mfm_read-00<text:span text:style-name="T5">C</text:span>0.dts <text:span text:style-name="T5">for revision C boards needs to be modified. This</text:span> line</text:p>
      <text:p text:style-name="P2"><text:s text:c="20"/>0x190 0x07 // OUT P9_31 = gpio3_14</text:p>
      <text:p text:style-name="P2">needs to be commented out and this line <text:span text:style-name="T4">un</text:span>commented before running setup_mfm_read</text:p>
      <text:p text:style-name="P2"><text:s text:c="20"/>//0x190 0x2d // OUT P9_31 = pr1_pru0_pru_30_0</text:p>
      <text:p text:style-name="P2"/>
      <text:p text:style-name="P2">Use mfm_read to verify the disk is properly written. The first attempt had a couple tracks that seem to be written to the wrong head. The next run worked ok. This program does not do anything to avoid using bad locations on the disk,</text:p>
      <text:p text:style-name="P2"/>
      <text:p text:style-name="P3">I have also seen the first attempt to write hang. You need to ctrl-z the process and then use kill %1 to kill it. All further executing of the command seem to work 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esswein</meta:initial-creator>
    <meta:creation-date>2013-12-28T10:05:51</meta:creation-date>
    <dc:date>2020-11-14T15:01:24.763297298</dc:date>
    <meta:editing-duration>PT4H26M37S</meta:editing-duration>
    <meta:editing-cycles>38</meta:editing-cycles>
    <meta:generator>LibreOffice/4.4.7.2$Linux_x86 LibreOffice_project/40$Build-2</meta:generator>
    <meta:document-statistic meta:table-count="0" meta:image-count="0" meta:object-count="0" meta:page-count="1" meta:paragraph-count="25" meta:word-count="356" meta:character-count="2040" meta:non-whitespace-character-count="1666"/>
  </office:meta>
</office:document-meta>
</file>